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5.75cm" fo:min-width="15.5cm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Per_20_defecte">
        <draw:custom-shape draw:style-name="gr1" draw:text-style-name="P1" draw:layer="layout" svg:width="16cm" svg:height="16cm" svg:x="2cm" svg:y="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2cm" svg:height="15.999cm" svg:x="4cm" svg:y="7cm" svg:viewBox="0 0 12001 16000" svg:d="M6000 11000l3000 2400-3000 2600v-1999c-1053 0-2088-277-3000-804s-1669-1284-2196-2196-804-1947-804-3000c0-1054 277-2089 804-3001 319-553 724-1049 1196-1472v1472c-120 160-230 327-330 500-439 760-670 1623-670 2501 0 877 231 1740 670 2500s1070 1391 1830 1830 1622 670 2500 670zM6000 0v2000c1054 0 2089 277 3001 804s1669 1284 2196 2196 804 1947 804 3000c0 1054-277 2089-804 3001-320 553-724 1050-1197 1473v-1472c120-160 231-327 331-501 439-760 670-1623 670-2501 0-877-231-1740-670-2500s-1070-1391-1830-1830-1623-670-2501-670v2000l-3000-260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8T15:40:42.897000000</meta:creation-date>
    <dc:date>2020-02-28T17:27:21.692000000</dc:date>
    <meta:editing-duration>PT1H2M19S</meta:editing-duration>
    <meta:editing-cycles>15</meta:editing-cycles>
    <meta:generator>LibreOffice/6.3.4.2$Windows_X86_64 LibreOffice_project/60da17e045e08f1793c57c00ba83cdfce946d0aa</meta:generator>
    <meta:document-statistic meta:object-count="2"/>
  </office:meta>
</office:document-meta>
</file>